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image/png" manifest:full-path="Pictures/Pictures0.png"/>
  <manifest:file-entry manifest:media-type="image/png" manifest:full-path="Pictures/Pictures35.png"/>
  <manifest:file-entry manifest:media-type="image/png" manifest:full-path="Pictures/Pictures24.png"/>
  <manifest:file-entry manifest:media-type="image/png" manifest:full-path="Pictures/Pictures44.png"/>
  <manifest:file-entry manifest:media-type="image/png" manifest:full-path="Pictures/Pictures33.png"/>
  <manifest:file-entry manifest:media-type="image/png" manifest:full-path="Pictures/Pictures22.png"/>
  <manifest:file-entry manifest:media-type="image/png" manifest:full-path="Pictures/Pictures34.png"/>
  <manifest:file-entry manifest:media-type="image/png" manifest:full-path="Pictures/Pictures43.png"/>
  <manifest:file-entry manifest:media-type="image/png" manifest:full-path="Pictures/Pictures32.png"/>
  <manifest:file-entry manifest:media-type="image/png" manifest:full-path="Pictures/Pictures21.png"/>
  <manifest:file-entry manifest:media-type="image/png" manifest:full-path="Pictures/Pictures23.png"/>
  <manifest:file-entry manifest:media-type="image/png" manifest:full-path="Pictures/Pictures42.png"/>
  <manifest:file-entry manifest:media-type="image/png" manifest:full-path="Pictures/Pictures31.png"/>
  <manifest:file-entry manifest:media-type="image/png" manifest:full-path="Pictures/Pictures20.png"/>
  <manifest:file-entry manifest:media-type="image/png" manifest:full-path="Pictures/Pictures3.png"/>
  <manifest:file-entry manifest:media-type="image/png" manifest:full-path="Pictures/Pictures6.png"/>
  <manifest:file-entry manifest:media-type="image/png" manifest:full-path="Pictures/Pictures7.png"/>
  <manifest:file-entry manifest:media-type="image/png" manifest:full-path="Pictures/Pictures5.png"/>
  <manifest:file-entry manifest:media-type="image/png" manifest:full-path="Pictures/Pictures4.png"/>
  <manifest:file-entry manifest:media-type="image/png" manifest:full-path="Pictures/Pictures2.png"/>
  <manifest:file-entry manifest:media-type="image/png" manifest:full-path="Pictures/Pictures12.png"/>
  <manifest:file-entry manifest:media-type="image/png" manifest:full-path="Pictures/Pictures41.png"/>
  <manifest:file-entry manifest:media-type="image/png" manifest:full-path="Pictures/Pictures30.png"/>
  <manifest:file-entry manifest:media-type="image/png" manifest:full-path="Pictures/Pictures19.png"/>
  <manifest:file-entry manifest:media-type="image/png" manifest:full-path="Pictures/Pictures9.png"/>
  <manifest:file-entry manifest:media-type="image/png" manifest:full-path="Pictures/Pictures10.png"/>
  <manifest:file-entry manifest:media-type="image/png" manifest:full-path="Pictures/Pictures8.png"/>
  <manifest:file-entry manifest:media-type="image/png" manifest:full-path="Pictures/Pictures11.png"/>
  <manifest:file-entry manifest:media-type="image/png" manifest:full-path="Pictures/Pictures13.png"/>
  <manifest:file-entry manifest:media-type="image/png" manifest:full-path="Pictures/Pictures1.png"/>
  <manifest:file-entry manifest:media-type="image/png" manifest:full-path="Pictures/Pictures40.png"/>
  <manifest:file-entry manifest:media-type="image/png" manifest:full-path="Pictures/Pictures29.png"/>
  <manifest:file-entry manifest:media-type="image/png" manifest:full-path="Pictures/Pictures18.png"/>
  <manifest:file-entry manifest:media-type="image/png" manifest:full-path="Pictures/Pictures39.png"/>
  <manifest:file-entry manifest:media-type="image/png" manifest:full-path="Pictures/Pictures38.png"/>
  <manifest:file-entry manifest:media-type="image/png" manifest:full-path="Pictures/Pictures28.png"/>
  <manifest:file-entry manifest:media-type="image/png" manifest:full-path="Pictures/Pictures17.png"/>
  <manifest:file-entry manifest:media-type="image/png" manifest:full-path="Pictures/Pictures27.png"/>
  <manifest:file-entry manifest:media-type="image/png" manifest:full-path="Pictures/Pictures37.png"/>
  <manifest:file-entry manifest:media-type="image/png" manifest:full-path="Pictures/Pictures26.png"/>
  <manifest:file-entry manifest:media-type="image/png" manifest:full-path="Pictures/Pictures16.png"/>
  <manifest:file-entry manifest:media-type="image/png" manifest:full-path="Pictures/Pictures15.png"/>
  <manifest:file-entry manifest:media-type="image/png" manifest:full-path="Pictures/Pictures36.png"/>
  <manifest:file-entry manifest:media-type="image/png" manifest:full-path="Pictures/Pictures25.png"/>
  <manifest:file-entry manifest:media-type="image/png" manifest:full-path="Pictures/Pictures46.png"/>
  <manifest:file-entry manifest:media-type="image/png" manifest:full-path="Pictures/Pictures14.png"/>
  <manifest:file-entry manifest:media-type="image/png" manifest:full-path="Pictures/Pictures45.png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Bitstream Charter" svg:font-family="Bitstream Charter"/>
    <style:font-face style:name="Bitstream Vera Sans Mono" svg:font-family="Bitstream Vera Sans Mono"/>
    <style:font-face style:name="DejaVu Sans" svg:font-family="DejaVu Sans"/>
  </office:font-face-decls>
  <office:automatic-styles>
    <style:style style:name="P1" style:parent-style-name="Standard" style:family="paragraph" style:master-page-name="Standard">
      <style:paragraph-properties style:writing-mode="lr-tb"/>
      <style:text-properties/>
    </style:style>
    <style:style style:name="P2" style:parent-style-name="Standard" style:family="paragraph" style:master-page-name="Standard">
      <style:paragraph-properties fo:text-align="center" style:writing-mode="lr-tb"/>
      <style:text-properties fo:color="#d6e2ea" fo:font-size="36pt" fo:font-weight="bold"/>
    </style:style>
    <style:style style:name="P3" style:parent-style-name="Standard" style:family="paragraph">
      <style:paragraph-properties fo:text-align="center" style:writing-mode="lr-tb"/>
      <style:text-properties fo:font-size="11pt" style:font-name="DejaVu Sans"/>
    </style:style>
    <style:style style:name="T1" style:parent-style-name="P3" style:family="text">
      <style:text-properties fo:color="#d6e2ea" fo:font-size="36pt" fo:font-weight="bold" style:font-name="Bitstream Charter"/>
    </style:style>
    <style:style style:name="P4" style:parent-style-name="Standard" style:family="paragraph">
      <style:paragraph-properties fo:text-align="center" style:writing-mode="lr-tb"/>
      <style:text-properties fo:color="#d6e2ea" fo:font-size="36pt" fo:font-weight="bold"/>
    </style:style>
    <style:style style:name="T2" style:parent-style-name="P3" style:family="text">
      <style:text-properties fo:color="#d6e2ea" fo:font-size="24pt" style:font-name="Bitstream Charter"/>
    </style:style>
    <style:style style:name="T3" style:parent-style-name="P3" style:family="text">
      <style:text-properties fo:color="#d6e2ea" fo:font-size="16pt" fo:font-weight="bold" style:font-name="Bitstream Charter"/>
    </style:style>
    <style:style style:name="P5" style:parent-style-name="Standard" style:family="paragraph">
      <style:paragraph-properties fo:text-align="center" style:writing-mode="lr-tb"/>
      <style:text-properties fo:color="#d6e2ea" fo:font-size="16pt" fo:font-weight="bold"/>
    </style:style>
    <style:style style:name="T4" style:parent-style-name="P1" style:family="text">
      <style:text-properties fo:color="#d6e2ea" fo:font-size="28pt" fo:font-weight="bold"/>
    </style:style>
    <style:style style:name="T5" style:parent-style-name="P1" style:family="text">
      <style:text-properties fo:color="#d6e2ea" fo:font-size="24pt"/>
    </style:style>
    <style:style style:name="P6" style:parent-style-name="Standard" style:family="paragraph">
      <style:paragraph-properties style:writing-mode="lr-tb"/>
      <style:text-properties fo:font-size="11pt" style:font-name="DejaVu Sans"/>
    </style:style>
    <style:style style:name="T6" style:parent-style-name="P6" style:family="text">
      <style:text-properties fo:color="#d6e2ea" fo:font-size="18pt" style:font-name="Bitstream Vera Sans Mono"/>
    </style:style>
    <style:style style:name="P7" style:parent-style-name="Standard" style:family="paragraph">
      <style:paragraph-properties style:writing-mode="lr-tb"/>
      <style:text-properties fo:color="#d6e2ea" fo:font-size="18pt" style:font-name="Bitstream Vera Sans Mono"/>
    </style:style>
    <style:style style:name="P8" style:parent-style-name="Standard" style:family="paragraph">
      <style:paragraph-properties style:writing-mode="lr-tb"/>
      <style:text-properties fo:color="#d6e2ea" fo:font-size="24pt"/>
    </style:style>
    <style:style style:name="T7" style:parent-style-name="P6" style:family="text">
      <style:text-properties fo:color="#d6e2ea" fo:font-size="24pt" style:font-name="Bitstream Charter"/>
    </style:style>
    <style:style style:name="P9" style:parent-style-name="Standard" style:family="paragraph">
      <style:paragraph-properties fo:margin-left="28.3465pt" style:writing-mode="lr-tb"/>
      <style:text-properties fo:font-size="11pt" style:font-name="DejaVu Sans"/>
    </style:style>
    <style:style style:name="T8" style:parent-style-name="P9" style:family="text">
      <style:text-properties fo:color="#d6e2ea" fo:font-size="24pt" style:font-name="Bitstream Charter"/>
    </style:style>
    <style:style style:name="P10" style:parent-style-name="Standard" style:family="paragraph" style:master-page-name="Standard">
      <style:paragraph-properties fo:text-align="right" style:writing-mode="lr-tb"/>
      <style:text-properties/>
    </style:style>
    <style:style style:name="T9" style:parent-style-name="P10" style:family="text">
      <style:text-properties fo:color="#d6e2ea" fo:font-size="20pt"/>
    </style:style>
    <style:style style:name="P11" style:parent-style-name="Standard" style:family="paragraph" style:master-page-name="Standard">
      <style:paragraph-properties style:writing-mode="lr-tb"/>
      <style:text-properties fo:font-size="11pt" style:font-name="DejaVu Sans"/>
    </style:style>
    <text:list-style style:name="L1">
      <text:list-level-style-bullet text:level="1" text:bullet-char="●">
        <style:list-level-properties fo:text-align="start"/>
      </text:list-level-style-bullet>
    </text:list-style>
    <style:style style:name="dp1" style:family="drawing-page">
      <style:drawing-page-properties presentation:background-objects-visible="true" presentation:background-visible="true" presentation:display-footer="false" presentation:display-header="false" presentation:transition-style="none"/>
    </style:style>
    <style:style style:name="dp2" style:family="drawing-page">
      <style:drawing-page-properties draw:fill="bitmap" draw:fill-image-name="picture1" presentation:background-objects-visible="true" presentation:background-visible="true" presentation:display-footer="false" presentation:display-header="false" presentation:transition-style="none" style:repeat="stretch"/>
    </style:style>
    <style:style style:name="dp3" style:family="drawing-page">
      <style:drawing-page-properties draw:fill="bitmap" draw:fill-image-name="picture2" presentation:background-objects-visible="true" presentation:background-visible="true" presentation:display-footer="false" presentation:display-header="false" presentation:transition-style="none" style:repeat="stretch"/>
    </style:style>
    <style:style style:name="dp4" style:family="drawing-page">
      <style:drawing-page-properties draw:fill="bitmap" draw:fill-image-name="picture3" presentation:background-objects-visible="true" presentation:background-visible="true" presentation:display-footer="false" presentation:display-header="false" presentation:transition-style="none" style:repeat="stretch"/>
    </style:style>
    <style:style style:name="dp5" style:family="drawing-page">
      <style:drawing-page-properties draw:fill="bitmap" draw:fill-image-name="picture4" presentation:background-objects-visible="true" presentation:background-visible="true" presentation:display-footer="false" presentation:display-header="false" presentation:transition-style="none" style:repeat="stretch"/>
    </style:style>
    <style:style style:name="dp6" style:family="drawing-page">
      <style:drawing-page-properties draw:fill="bitmap" draw:fill-image-name="picture5" presentation:background-objects-visible="true" presentation:background-visible="true" presentation:display-footer="false" presentation:display-header="false" presentation:transition-style="none" style:repeat="stretch"/>
    </style:style>
    <style:style style:name="dp7" style:family="drawing-page">
      <style:drawing-page-properties draw:fill="bitmap" draw:fill-image-name="picture6" presentation:background-objects-visible="true" presentation:background-visible="true" presentation:display-footer="false" presentation:display-header="false" presentation:transition-style="none" style:repeat="stretch"/>
    </style:style>
    <style:style style:name="dp8" style:family="drawing-page">
      <style:drawing-page-properties draw:fill="bitmap" draw:fill-image-name="picture7" presentation:background-objects-visible="true" presentation:background-visible="true" presentation:display-footer="false" presentation:display-header="false" presentation:transition-style="none" style:repeat="stretch"/>
    </style:style>
    <style:style style:name="dp9" style:family="drawing-page">
      <style:drawing-page-properties draw:fill="bitmap" draw:fill-image-name="picture8" presentation:background-objects-visible="true" presentation:background-visible="true" presentation:display-footer="false" presentation:display-header="false" presentation:transition-style="none" style:repeat="stretch"/>
    </style:style>
    <style:style style:name="gr1" style:family="graphic">
      <style:graphic-properties draw:fill="none" draw:move-protect="true" draw:size-protect="true" draw:stroke="none" draw:textarea-vertical-align="top" svg:stroke-color="#206970" svg:stroke-width="1pt"/>
    </style:style>
    <style:style style:name="gr2" style:family="graphic">
      <style:graphic-properties draw:fill="none" draw:stroke="none" svg:stroke-color="#000000" svg:stroke-width="1pt"/>
    </style:style>
    <style:style style:name="gr3" style:family="graphic">
      <style:graphic-properties draw:fill="none" draw:textarea-vertical-align="top"/>
    </style:style>
    <style:style style:name="gr4" style:family="graphic">
      <style:graphic-properties draw:fill="solid" draw:fill-color="#dcdcdc"/>
    </style:style>
  </office:automatic-styles>
  <office:body>
    <office:presentation>
      <draw:page draw:name="page1" koffice:name="" draw:id="page1" draw:master-page-name="Standard" draw:style-name="dp1">
        <draw:frame draw:style-name="gr1" draw:id="object1" svg:width="420.653pt" svg:height="36.7333pt" svg:x="82.1998pt" svg:y="13.3333333333323pt" draw:name="Title">
          <draw:text-box>
            <text:p text:style-name="P1"/>
          </draw:text-box>
        </draw:frame>
        <draw:frame draw:style-name="gr2" draw:id="object2" svg:width="640pt" svg:height="12pt" svg:x="19.8889pt" svg:y="87.3333333333264pt" draw:name="Top Box">
          <draw:image xlink:type="simple" xlink:show="embed" xlink:actuate="onLoad" xlink:href="Pictures/Pictures0.png"/>
        </draw:frame>
        <draw:frame draw:style-name="gr2" draw:id="object3" svg:width="640pt" svg:height="316.889pt" svg:x="20.1111pt" svg:y="99.5555555555472pt" draw:name="Middle Box">
          <draw:image xlink:type="simple" xlink:show="embed" xlink:actuate="onLoad" xlink:href="Pictures/Pictures35.png"/>
        </draw:frame>
        <draw:frame draw:style-name="gr2" draw:id="object4" svg:width="640pt" svg:height="12pt" svg:x="19.8889pt" svg:y="415.999999999967pt" draw:name="Bottom Box">
          <draw:image xlink:type="simple" xlink:show="embed" xlink:actuate="onLoad" xlink:href="Pictures/Pictures24.png"/>
        </draw:frame>
        <draw:frame draw:style-name="gr3" draw:id="object5" svg:width="624.222pt" svg:height="376.41pt" svg:x="27.8889pt" svg:y="93.3333333333259pt" draw:name="Main Text">
          <draw:text-box>
            <text:p text:style-name="P2"/>
            <text:p text:style-name="P3"><text:span text:style-name="T1">Better Looks for KOffice</text:span></text:p>
            <text:p text:style-name="P4"/>
            <text:p text:style-name="P3"><text:span text:style-name="T2">Thoughts about the Interface</text:span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pan text:style-name="T3">Sander Koning</text:span></text:p>
            <text:p text:style-name="P5"/>
            <text:p text:style-name="P3"><text:span text:style-name="T3">sanderkoning@kde.nl</text:span></text:p>
          </draw:text-box>
        </draw:frame>
      </draw:page>
      <draw:page draw:name="page2" koffice:name="" draw:id="page2" draw:master-page-name="Standard" draw:style-name="dp2">
        <draw:frame draw:style-name="gr1" draw:id="object6" svg:width="420.653pt" svg:height="36.7333pt" svg:x="82.1998pt" svg:y="13.333333333332pt" draw:name="Title">
          <draw:text-box>
            <text:p text:style-name="P1"><text:span text:style-name="T4">It all began...</text:span></text:p>
          </draw:text-box>
        </draw:frame>
        <draw:frame draw:style-name="gr2" draw:id="object7" svg:width="640pt" svg:height="12pt" svg:x="19.8889pt" svg:y="87.333333333326pt" draw:name="Top Box">
          <draw:image xlink:type="simple" xlink:show="embed" xlink:actuate="onLoad" xlink:href="Pictures/Pictures44.png"/>
        </draw:frame>
        <draw:frame draw:style-name="gr2" draw:id="object8" svg:width="640pt" svg:height="316.889pt" svg:x="20.1111pt" svg:y="99.555555555547pt" draw:name="Middle Box">
          <draw:image xlink:type="simple" xlink:show="embed" xlink:actuate="onLoad" xlink:href="Pictures/Pictures33.png"/>
        </draw:frame>
        <draw:frame draw:style-name="gr2" draw:id="object9" svg:width="640pt" svg:height="12pt" svg:x="19.8889pt" svg:y="415.999999999967pt" draw:name="Bottom Box">
          <draw:image xlink:type="simple" xlink:show="embed" xlink:actuate="onLoad" xlink:href="Pictures/Pictures22.png"/>
        </draw:frame>
        <draw:frame draw:style-name="gr3" draw:id="object10" svg:width="624.222pt" svg:height="416.667pt" svg:x="27.8889pt" svg:y="93.333333333326pt" draw:name="Main Text">
          <draw:text-box>
            <text:p text:style-name="P1"><text:span text:style-name="T5">... with an IRC chat session on #koffice <text:line-break/></text:span></text:p>
            <text:p text:style-name="P6"><text:span text:style-name="T6">askie (me):</text:span></text:p>
            <text:p text:style-name="P6"><text:span text:style-name="T6"> And a suggestion in general (and if needed, I'm willing<text:line-break/> to spend time on that), please use identical icons for<text:line-break/> the same function in different KOffice apps.</text:span></text:p>
            <text:p text:style-name="P7"/>
            <text:p text:style-name="P6"><text:span text:style-name="T6">boud (Boudewijn Rempt):<text:line-break/> If you can coordinate that, you've got my blessing.</text:span></text:p>
            <text:p text:style-name="P8"/>
            <text:p text:style-name="P6"><text:span text:style-name="T7">So far so good...</text:span></text:p>
          </draw:text-box>
        </draw:frame>
      </draw:page>
      <draw:page draw:name="page3" koffice:name="" draw:id="page3" draw:master-page-name="Standard" draw:style-name="dp3">
        <draw:frame draw:style-name="gr1" draw:id="object11" svg:width="420.653pt" svg:height="36.7333pt" svg:x="82.1998pt" svg:y="13.3333333333301pt" draw:name="Title">
          <draw:text-box>
            <text:p text:style-name="P1"><text:span text:style-name="T4">It all began...</text:span></text:p>
          </draw:text-box>
        </draw:frame>
        <draw:frame draw:style-name="gr2" draw:id="object12" svg:width="640pt" svg:height="12pt" svg:x="19.8889pt" svg:y="87.3333333333301pt" draw:name="Top Box">
          <draw:image xlink:type="simple" xlink:show="embed" xlink:actuate="onLoad" xlink:href="Pictures/Pictures43.png"/>
        </draw:frame>
        <draw:frame draw:style-name="gr2" draw:id="object13" svg:width="640pt" svg:height="316.889pt" svg:x="20.1111pt" svg:y="99.55555555555pt" draw:name="Middle Box">
          <draw:image xlink:type="simple" xlink:show="embed" xlink:actuate="onLoad" xlink:href="Pictures/Pictures32.png"/>
        </draw:frame>
        <draw:frame draw:style-name="gr2" draw:id="object14" svg:width="640pt" svg:height="12pt" svg:x="19.8889pt" svg:y="415.99999999997pt" draw:name="Bottom Box">
          <draw:image xlink:type="simple" xlink:show="embed" xlink:actuate="onLoad" xlink:href="Pictures/Pictures21.png"/>
        </draw:frame>
        <draw:frame draw:style-name="gr3" draw:id="object15" svg:width="624.222pt" svg:height="416.667pt" svg:x="27.8889pt" svg:y="93.3333333333301pt" draw:name="Main Text">
          <draw:text-box>
            <text:p text:style-name="P1"><text:span text:style-name="T5">But not long after...</text:span></text:p>
            <text:p text:style-name="P8"/>
            <text:p text:style-name="P6"><text:span text:style-name="T6">ingwa (Inge Wallin):</text:span></text:p>
            <text:p text:style-name="P6"><text:span text:style-name="T6"> boud: We should have somebody responsible for the icons<text:line-break/> and other graphics in KOffice.</text:span></text:p>
            <text:p text:style-name="P7"/>
            <text:p text:style-name="P6"><text:span text:style-name="T6">boud:<text:line-break/> askie has just volunteered.</text:span></text:p>
            <text:p text:style-name="P8"/>
            <text:p text:style-name="P6"><text:span text:style-name="T7">Apparently I did. Ah well.</text:span></text:p>
          </draw:text-box>
        </draw:frame>
      </draw:page>
      <draw:page draw:name="page4" koffice:name="" draw:id="page4" draw:master-page-name="Standard" draw:style-name="dp4">
        <draw:frame draw:style-name="gr1" draw:id="object16" svg:width="420.653pt" svg:height="36.7333pt" svg:x="82.1998pt" svg:y="13.3333333333301pt" draw:name="Title">
          <draw:text-box>
            <text:p text:style-name="P1"><text:span text:style-name="T4">Why my remark?</text:span></text:p>
          </draw:text-box>
        </draw:frame>
        <draw:frame draw:style-name="gr2" draw:id="object17" svg:width="640pt" svg:height="12pt" svg:x="19.8889pt" svg:y="87.3333333333301pt" draw:name="Top Box">
          <draw:image xlink:type="simple" xlink:show="embed" xlink:actuate="onLoad" xlink:href="Pictures/Pictures42.png"/>
        </draw:frame>
        <draw:frame draw:style-name="gr2" draw:id="object18" svg:width="640pt" svg:height="316.889pt" svg:x="20.1111pt" svg:y="99.55555555555pt" draw:name="Middle Box">
          <draw:image xlink:type="simple" xlink:show="embed" xlink:actuate="onLoad" xlink:href="Pictures/Pictures31.png"/>
        </draw:frame>
        <draw:frame draw:style-name="gr2" draw:id="object19" svg:width="640pt" svg:height="12pt" svg:x="19.8889pt" svg:y="415.99999999997pt" draw:name="Bottom Box">
          <draw:image xlink:type="simple" xlink:show="embed" xlink:actuate="onLoad" xlink:href="Pictures/Pictures20.png"/>
        </draw:frame>
        <draw:frame draw:style-name="gr3" draw:id="object20" svg:width="624.222pt" svg:height="329.178pt" svg:x="27.8889pt" svg:y="93.3333333333301pt" draw:name="Main Text">
          <draw:text-box>
            <text:numbered-paragraph text:level="1" text:style-name="L1">
              <text:number>*</text:number>
              <text:p text:style-name="P1"><text:span text:style-name="T5">Karbon<text:line-break/><text:line-break/></text:span></text:p>
            </text:numbered-paragraph>
            <text:numbered-paragraph text:level="1" text:style-name="L1">
              <text:number>*</text:number>
              <text:p text:style-name="P8">Krita<text:line-break/><text:line-break/></text:p>
            </text:numbered-paragraph>
            <text:numbered-paragraph text:level="1" text:style-name="L1">
              <text:number>*</text:number>
              <text:p text:style-name="P6"><text:span text:style-name="T7">KPresenter</text:span></text:p>
            </text:numbered-paragraph>
          </draw:text-box>
        </draw:frame>
        <draw:rect draw:style-name="gr4" draw:id="object21" svg:width="116.571428571419pt" svg:height="51.9183673469346pt" svg:x="82.2857142857077pt" svg:y="126.367346938765pt" draw:name="Rectangle"/>
        <draw:frame draw:style-name="gr2" draw:id="object22" svg:width="41.952828584pt" svg:height="41.952828584pt" svg:x="148.897959183662pt" svg:y="131.265306122438pt" draw:name="Picture">
          <draw:image xlink:type="simple" xlink:show="embed" xlink:actuate="onLoad" xlink:href="Pictures/Pictures3.png"/>
        </draw:frame>
        <draw:rect draw:style-name="gr4" draw:id="object23" svg:width="116.571pt" svg:height="51.9184pt" svg:x="82.6938632653077pt" svg:y="213.959183673453pt" draw:name="Rectangle (2)"/>
        <draw:rect draw:style-name="gr4" draw:id="object24" svg:width="116.571pt" svg:height="51.9184pt" svg:x="82.1224795918385pt" svg:y="300.571428571408pt" draw:name="Rectangle (3)"/>
        <draw:frame draw:style-name="gr2" draw:id="object25" svg:width="41.952828584pt" svg:height="41.952828584pt" svg:x="87.1836734693808pt" svg:y="219.428571428554pt" draw:name="Picture (2)">
          <draw:image xlink:type="simple" xlink:show="embed" xlink:actuate="onLoad" xlink:href="Pictures/Pictures6.png"/>
        </draw:frame>
        <draw:frame draw:style-name="gr2" draw:id="object26" svg:width="41.952828584pt" svg:height="41.952828584pt" svg:x="149.877551020396pt" svg:y="218.448979591819pt" draw:name="Picture (5)">
          <draw:image xlink:type="simple" xlink:show="embed" xlink:actuate="onLoad" xlink:href="Pictures/Pictures7.png"/>
        </draw:frame>
        <draw:frame draw:style-name="gr2" draw:id="object27" svg:width="41.952828584pt" svg:height="41.952828584pt" svg:x="149.877551020396pt" svg:y="305.6326530612pt" draw:name="Picture (3)">
          <draw:image xlink:type="simple" xlink:show="embed" xlink:actuate="onLoad" xlink:href="Pictures/Pictures5.png"/>
        </draw:frame>
        <draw:frame draw:style-name="gr2" draw:id="object28" svg:width="41.952828584pt" svg:height="41.952828584pt" svg:x="88.1632653061155pt" svg:y="306.612244897934pt" draw:name="Picture (6)">
          <draw:image xlink:type="simple" xlink:show="embed" xlink:actuate="onLoad" xlink:href="Pictures/Pictures4.png"/>
        </draw:frame>
        <draw:frame draw:style-name="gr2" draw:id="object29" svg:width="41.952828584pt" svg:height="41.952828584pt" svg:x="88.1632653061154pt" svg:y="131.265306122439pt" draw:name="Picture (4)">
          <draw:image xlink:type="simple" xlink:show="embed" xlink:actuate="onLoad" xlink:href="Pictures/Pictures2.png"/>
        </draw:frame>
      </draw:page>
      <draw:page draw:name="page5" koffice:name="" draw:id="page5" draw:master-page-name="Standard" draw:style-name="dp5">
        <draw:frame draw:style-name="gr1" draw:id="object30" svg:width="420.653pt" svg:height="36.7333pt" svg:x="82.1998pt" svg:y="13.3333333333298pt" draw:name="Title">
          <draw:text-box>
            <text:p text:style-name="P1"><text:span text:style-name="T4">A cunning plan</text:span></text:p>
          </draw:text-box>
        </draw:frame>
        <draw:frame draw:style-name="gr2" draw:id="object31" svg:width="640pt" svg:height="12pt" svg:x="19.8889pt" svg:y="87.3333333333298pt" draw:name="Top Box">
          <draw:image xlink:type="simple" xlink:show="embed" xlink:actuate="onLoad" xlink:href="Pictures/Pictures41.png"/>
        </draw:frame>
        <draw:frame draw:style-name="gr2" draw:id="object32" svg:width="640pt" svg:height="316.889pt" svg:x="20.1111pt" svg:y="99.5555555555502pt" draw:name="Middle Box">
          <draw:image xlink:type="simple" xlink:show="embed" xlink:actuate="onLoad" xlink:href="Pictures/Pictures30.png"/>
        </draw:frame>
        <draw:frame draw:style-name="gr2" draw:id="object33" svg:width="640pt" svg:height="12pt" svg:x="19.8889pt" svg:y="415.99999999997pt" draw:name="Bottom Box">
          <draw:image xlink:type="simple" xlink:show="embed" xlink:actuate="onLoad" xlink:href="Pictures/Pictures19.png"/>
        </draw:frame>
        <draw:frame draw:style-name="gr3" draw:id="object34" svg:width="624.222pt" svg:height="416.667pt" svg:x="27.8889pt" svg:y="93.3333333333298pt" draw:name="Main Text">
          <draw:text-box>
            <text:numbered-paragraph text:level="1" text:style-name="L1">
              <text:number>*</text:number>
              <text:p text:style-name="P1"><text:span text:style-name="T5">All icons in one standard theme: Crystal</text:span></text:p>
            </text:numbered-paragraph>
            <text:numbered-paragraph text:level="1" text:style-name="L1">
              <text:number>*</text:number>
              <text:p text:style-name="P9"><text:span text:style-name="T8">Default theme for KDE 3.5</text:span></text:p>
            </text:numbered-paragraph>
            <text:numbered-paragraph text:level="1" text:style-name="L1">
              <text:number>*</text:number>
              <text:p text:style-name="P9"><text:span text:style-name="T8">Lots of icons already available</text:span></text:p>
            </text:numbered-paragraph>
            <text:numbered-paragraph text:level="1" text:style-name="L1">
              <text:number>*</text:number>
              <text:p text:style-name="P9"><text:span text:style-name="T8">Available for OpenOffice.org as well<text:line-break/></text:span></text:p>
            </text:numbered-paragraph>
            <text:numbered-paragraph text:level="1" text:style-name="L1">
              <text:number>*</text:number>
              <text:p text:style-name="P6"><text:span text:style-name="T7">Menu entries and toolbar buttons, mostly<text:line-break/></text:span></text:p>
            </text:numbered-paragraph>
            <text:p text:style-name="P8"/>
            <text:numbered-paragraph text:level="1" text:style-name="L1">
              <text:number>*</text:number>
              <text:p text:style-name="P6"><text:span text:style-name="T7">Send a mail to the koffice-devel mailing list...</text:span></text:p>
            </text:numbered-paragraph>
          </draw:text-box>
        </draw:frame>
        <draw:frame draw:style-name="gr2" draw:id="object35" svg:width="21.1199999999983pt" svg:height="21.1199999999983pt" svg:x="61.7142857142808pt" svg:y="283.102040816304pt" draw:name="Picture">
          <draw:image xlink:type="simple" xlink:show="embed" xlink:actuate="onLoad" xlink:href="Pictures/Pictures9.png"/>
        </draw:frame>
        <draw:frame draw:style-name="gr2" draw:id="object36" svg:width="21.1199999999983pt" svg:height="21.1199999999983pt" svg:x="95.9999999999924pt" svg:y="283.102040816304pt" draw:name="Picture (2)">
          <draw:image xlink:type="simple" xlink:show="embed" xlink:actuate="onLoad" xlink:href="Pictures/Pictures10.png"/>
        </draw:frame>
        <draw:frame draw:style-name="gr2" draw:id="object37" svg:width="21.1199999999983pt" svg:height="21.1199999999983pt" svg:x="130.285714285704pt" svg:y="283.102040816304pt" draw:name="Picture (3)">
          <draw:image xlink:type="simple" xlink:show="embed" xlink:actuate="onLoad" xlink:href="Pictures/Pictures8.png"/>
        </draw:frame>
        <draw:frame draw:style-name="gr2" draw:id="object38" svg:width="21.1199999999983pt" svg:height="20.1599999999984pt" svg:x="164.571428571415pt" svg:y="283.102040816304pt" draw:name="Picture (4)">
          <draw:image xlink:type="simple" xlink:show="embed" xlink:actuate="onLoad" xlink:href="Pictures/Pictures11.png"/>
        </draw:frame>
        <draw:frame draw:style-name="gr2" draw:id="object39" svg:width="21.1199999999983pt" svg:height="21.1199999999983pt" svg:x="198.857142857127pt" svg:y="283.102040816304pt" draw:name="Picture (5)">
          <draw:image xlink:type="simple" xlink:show="embed" xlink:actuate="onLoad" xlink:href="Pictures/Pictures13.png"/>
        </draw:frame>
      </draw:page>
      <draw:page draw:name="page6" koffice:name="" draw:id="page6" draw:master-page-name="Standard" draw:style-name="dp6">
        <draw:frame draw:style-name="gr1" draw:id="object40" svg:width="420.653pt" svg:height="36.7333pt" svg:x="82.1998pt" svg:y="13.3333333333298pt" draw:name="Title">
          <draw:text-box>
            <text:p text:style-name="P1"><text:span text:style-name="T4">An idea[TM]</text:span></text:p>
          </draw:text-box>
        </draw:frame>
        <draw:frame draw:style-name="gr2" draw:id="object41" svg:width="640pt" svg:height="12pt" svg:x="19.8889pt" svg:y="87.3333333333298pt" draw:name="Top Box">
          <draw:image xlink:type="simple" xlink:show="embed" xlink:actuate="onLoad" xlink:href="Pictures/Pictures40.png"/>
        </draw:frame>
        <draw:frame draw:style-name="gr2" draw:id="object42" svg:width="640pt" svg:height="316.889pt" svg:x="20.1111pt" svg:y="99.5555555555502pt" draw:name="Middle Box">
          <draw:image xlink:type="simple" xlink:show="embed" xlink:actuate="onLoad" xlink:href="Pictures/Pictures29.png"/>
        </draw:frame>
        <draw:frame draw:style-name="gr2" draw:id="object43" svg:width="640pt" svg:height="12pt" svg:x="19.8889pt" svg:y="415.99999999997pt" draw:name="Bottom Box">
          <draw:image xlink:type="simple" xlink:show="embed" xlink:actuate="onLoad" xlink:href="Pictures/Pictures18.png"/>
        </draw:frame>
        <draw:frame draw:style-name="gr3" draw:id="object44" svg:width="624.222pt" svg:height="416.667pt" svg:x="27.8889pt" svg:y="93.3333333333298pt" draw:name="Main Text">
          <draw:text-box>
            <text:numbered-paragraph text:level="1" text:style-name="L1">
              <text:number>*</text:number>
              <text:p text:style-name="P1"><text:span text:style-name="T5">Get lists of all menu entries and toolbar icons<text:line-break/>and find Crystal icons for them<text:line-break/></text:span></text:p>
            </text:numbered-paragraph>
            <text:numbered-paragraph text:level="1" text:style-name="L1">
              <text:number>*</text:number>
              <text:p text:style-name="P8">Compile a new, consistent, list as feedback<text:line-break/></text:p>
            </text:numbered-paragraph>
            <text:numbered-paragraph text:level="1" text:style-name="L1">
              <text:number>*</text:number>
              <text:p text:style-name="P8">Ideally, this wouldn't take too much time<text:line-break/>Realistically, this is a hell of a job</text:p>
            </text:numbered-paragraph>
            <text:p text:style-name="P8"/>
            <text:numbered-paragraph text:level="1" text:style-name="L1">
              <text:number>*</text:number>
              <text:p text:style-name="P6"><text:span text:style-name="T7">The gods were with me...</text:span></text:p>
            </text:numbered-paragraph>
          </draw:text-box>
        </draw:frame>
      </draw:page>
      <draw:page draw:name="page7" koffice:name="" draw:id="page7" draw:master-page-name="Standard" draw:style-name="dp7">
        <draw:frame draw:style-name="gr1" draw:id="object45" svg:width="420.653pt" svg:height="36.7333pt" svg:x="82.1998pt" svg:y="13.3333333333298pt" draw:name="Title">
          <draw:text-box>
            <text:p text:style-name="P1"><text:span text:style-name="T4">An idea[TM]</text:span></text:p>
          </draw:text-box>
        </draw:frame>
        <draw:frame draw:style-name="gr2" draw:id="object46" svg:width="640pt" svg:height="12pt" svg:x="19.8889pt" svg:y="87.3333333333298pt" draw:name="Top Box">
          <draw:image xlink:type="simple" xlink:show="embed" xlink:actuate="onLoad" xlink:href="Pictures/Pictures38.png"/>
        </draw:frame>
        <draw:frame draw:style-name="gr2" draw:id="object47" svg:width="640pt" svg:height="316.889pt" svg:x="20.1111pt" svg:y="99.5555555555502pt" draw:name="Middle Box">
          <draw:image xlink:type="simple" xlink:show="embed" xlink:actuate="onLoad" xlink:href="Pictures/Pictures28.png"/>
        </draw:frame>
        <draw:frame draw:style-name="gr2" draw:id="object48" svg:width="640pt" svg:height="12pt" svg:x="19.8889pt" svg:y="415.99999999997pt" draw:name="Bottom Box">
          <draw:image xlink:type="simple" xlink:show="embed" xlink:actuate="onLoad" xlink:href="Pictures/Pictures17.png"/>
        </draw:frame>
        <draw:frame draw:style-name="gr3" draw:id="object49" svg:width="624.222pt" svg:height="416.667pt" svg:x="28.8489pt" svg:y="93.3333333333298pt" draw:name="Main Text">
          <draw:text-box>
            <text:p text:style-name="P1"><text:span text:style-name="T5">Because, again, not too long after...</text:span></text:p>
            <text:p text:style-name="P8"/>
            <text:p text:style-name="P6"><text:span text:style-name="T7">Nuno Pinheiro stepped in.</text:span></text:p>
            <text:numbered-paragraph text:level="1" text:start-value="1" text:style-name="L1">
              <text:number>*</text:number>
              <text:p text:style-name="P6"><text:span text:style-name="T7">OOo Crystal icon set: conversion to Oxygen</text:span></text:p>
            </text:numbered-paragraph>
            <text:numbered-paragraph text:level="1" text:style-name="L1">
              <text:number>*</text:number>
              <text:p text:style-name="P6"><text:span text:style-name="T7">Extension of that set for missing icons</text:span></text:p>
            </text:numbered-paragraph>
            <text:p text:style-name="P8"/>
            <text:p text:style-name="P6"><text:span text:style-name="T6">ingwa:</text:span></text:p>
            <text:p text:style-name="P6"><text:span text:style-name="T6"> So if we give you a list of what we need,<text:line-break/> then you can do it?<text:line-break/></text:span></text:p>
            <text:p text:style-name="P6"><text:span text:style-name="T6">pinheiro:</text:span></text:p>
            <text:p text:style-name="P6"><text:span text:style-name="T6"> I will do it</text:span></text:p>
          </draw:text-box>
        </draw:frame>
      </draw:page>
      <draw:page draw:name="page8" koffice:name="" draw:id="page8" draw:master-page-name="Standard" draw:style-name="dp8">
        <draw:frame draw:style-name="gr1" draw:id="object50" svg:width="420.653pt" svg:height="36.7333pt" svg:x="82.1998pt" svg:y="13.3333333333298pt" draw:name="Title">
          <draw:text-box>
            <text:p text:style-name="P1"><text:span text:style-name="T4">Current state</text:span></text:p>
          </draw:text-box>
        </draw:frame>
        <draw:frame draw:style-name="gr2" draw:id="object51" svg:width="640pt" svg:height="12pt" svg:x="19.8889pt" svg:y="87.3333333333298pt" draw:name="Top Box">
          <draw:image xlink:type="simple" xlink:show="embed" xlink:actuate="onLoad" xlink:href="Pictures/Pictures37.png"/>
        </draw:frame>
        <draw:frame draw:style-name="gr2" draw:id="object52" svg:width="640pt" svg:height="316.889pt" svg:x="20.1111pt" svg:y="99.5555555555502pt" draw:name="Middle Box">
          <draw:image xlink:type="simple" xlink:show="embed" xlink:actuate="onLoad" xlink:href="Pictures/Pictures26.png"/>
        </draw:frame>
        <draw:frame draw:style-name="gr2" draw:id="object53" svg:width="640pt" svg:height="12pt" svg:x="19.8889pt" svg:y="415.99999999997pt" draw:name="Bottom Box">
          <draw:image xlink:type="simple" xlink:show="embed" xlink:actuate="onLoad" xlink:href="Pictures/Pictures16.png"/>
        </draw:frame>
        <draw:frame draw:style-name="gr3" draw:id="object54" svg:width="624.222pt" svg:height="416.66666666667pt" svg:x="27.8889pt" svg:y="93.3333333333298pt" draw:name="Main Text">
          <draw:text-box>
            <text:numbered-paragraph text:level="1" text:style-name="L1">
              <text:number>*</text:number>
              <text:p text:style-name="P1"><text:span text:style-name="T5">Icon overview and request list online<text:line-break/><text:tab/>www.koffice.org/developer/icons<text:line-break/></text:span></text:p>
            </text:numbered-paragraph>
            <text:numbered-paragraph text:level="1" text:style-name="L1">
              <text:number>*</text:number>
              <text:p text:style-name="P8">Developers can add requests and explanatory comments<text:line-break/></text:p>
            </text:numbered-paragraph>
            <text:numbered-paragraph text:level="1" text:style-name="L1">
              <text:number>*</text:number>
              <text:p text:style-name="P8">One month before 1.5 release...</text:p>
            </text:numbered-paragraph>
          </draw:text-box>
        </draw:frame>
      </draw:page>
      <draw:page draw:name="page9" koffice:name="" draw:id="page9" draw:master-page-name="Standard" draw:style-name="dp9">
        <draw:frame draw:style-name="gr1" draw:id="object55" svg:width="420.653pt" svg:height="36.7333pt" svg:x="82.1998pt" svg:y="13.3333333333298pt" draw:name="Title">
          <draw:text-box>
            <text:p text:style-name="P1"><text:span text:style-name="T4">So...</text:span></text:p>
          </draw:text-box>
        </draw:frame>
        <draw:frame draw:style-name="gr2" draw:id="object56" svg:width="640pt" svg:height="12pt" svg:x="19.8889pt" svg:y="87.3333333333303pt" draw:name="Top Box">
          <draw:image xlink:type="simple" xlink:show="embed" xlink:actuate="onLoad" xlink:href="Pictures/Pictures36.png"/>
        </draw:frame>
        <draw:frame draw:style-name="gr2" draw:id="object57" svg:width="640pt" svg:height="316.889pt" svg:x="20.1111pt" svg:y="99.5555555555502pt" draw:name="Middle Box">
          <draw:image xlink:type="simple" xlink:show="embed" xlink:actuate="onLoad" xlink:href="Pictures/Pictures25.png"/>
        </draw:frame>
        <draw:frame draw:style-name="gr2" draw:id="object58" svg:width="640pt" svg:height="12pt" svg:x="19.8889pt" svg:y="415.99999999997pt" draw:name="Bottom Box">
          <draw:image xlink:type="simple" xlink:show="embed" xlink:actuate="onLoad" xlink:href="Pictures/Pictures46.png"/>
        </draw:frame>
        <draw:frame draw:style-name="gr3" draw:id="object59" svg:width="624.222pt" svg:height="350.49pt" svg:x="27.8889pt" svg:y="93.3333333333303pt" draw:name="Main Text">
          <draw:text-box>
            <text:numbered-paragraph text:level="1" text:style-name="L1">
              <text:number>*</text:number>
              <text:p text:style-name="P1"><text:span text:style-name="T5">"KOffice artwork coordinator"</text:span></text:p>
            </text:numbered-paragraph>
            <text:numbered-paragraph text:level="1" text:style-name="L1">
              <text:number>*</text:number>
              <text:p text:style-name="P9"><text:span text:style-name="T8">Impressive title. Does it mean something?<text:line-break/></text:span></text:p>
            </text:numbered-paragraph>
            <text:numbered-paragraph text:level="1" text:style-name="L1">
              <text:number>*</text:number>
              <text:p text:style-name="P6"><text:span text:style-name="T7">Comments, suggestions, etc:</text:span></text:p>
            </text:numbered-paragraph>
            <text:numbered-paragraph text:level="1" text:style-name="L1">
              <text:number>*</text:number>
              <text:p text:style-name="P9"><text:span text:style-name="T8">sanderkoning @ kde . nl</text:span></text:p>
            </text:numbered-paragraph>
            <text:numbered-paragraph text:level="1" text:style-name="L1">
              <text:number>*</text:number>
              <text:p text:style-name="P9"><text:span text:style-name="T8">#koffice: askie</text:span></text:p>
            </text:numbered-paragraph>
            <text:numbered-paragraph text:level="1" text:style-name="L1">
              <text:number>*</text:number>
              <text:p text:style-name="P9"><text:span text:style-name="T8">or now!</text:span></text:p>
            </text:numbered-paragraph>
          </draw:text-box>
        </draw:frame>
      </draw:page>
      <presentation:settings presentation:endless="false" presentation:force-manual="true"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left" fo:text-indent="0pt">
        <style:tab-stops/>
      </style:paragraph-properties>
      <style:text-properties fo:background-color="transparent" fo:color="#000000" fo:country="US" fo:font-size="9pt" fo:font-style="normal" fo:font-weight="normal" fo:hyphenate="false" fo:language="en" fo:text-shadow="none" style:font-name="Bitstream Charter" style:text-line-through-style="none" style:text-line-through-type="none" style:text-underline-color="font-color" style:text-underline-mode="continuous" style:text-underline-style="none" style:text-underline-type="none"/>
    </style:style>
    <draw:fill-image draw:name="picture1" xlink:actuate="onLoad" xlink:href="Pictures/Pictures34.png" xlink:show="embed" xlink:type="simple"/>
    <draw:fill-image draw:name="picture2" xlink:actuate="onLoad" xlink:href="Pictures/Pictures23.png" xlink:show="embed" xlink:type="simple"/>
    <draw:fill-image draw:name="picture3" xlink:actuate="onLoad" xlink:href="Pictures/Pictures12.png" xlink:show="embed" xlink:type="simple"/>
    <draw:fill-image draw:name="picture4" xlink:actuate="onLoad" xlink:href="Pictures/Pictures1.png" xlink:show="embed" xlink:type="simple"/>
    <draw:fill-image draw:name="picture5" xlink:actuate="onLoad" xlink:href="Pictures/Pictures39.png" xlink:show="embed" xlink:type="simple"/>
    <draw:fill-image draw:name="picture6" xlink:actuate="onLoad" xlink:href="Pictures/Pictures27.png" xlink:show="embed" xlink:type="simple"/>
    <draw:fill-image draw:name="picture7" xlink:actuate="onLoad" xlink:href="Pictures/Pictures15.png" xlink:show="embed" xlink:type="simple"/>
    <draw:fill-image draw:name="picture8" xlink:actuate="onLoad" xlink:href="Pictures/Pictures14.png" xlink:show="embed" xlink:type="simple"/>
    <draw:fill-image draw:name="picture9" xlink:actuate="onLoad" xlink:href="Pictures/Pictures45.png" xlink:show="embed" xlink:type="simple"/>
  </office:styles>
  <office:automatic-styles>
    <style:style style:name="dp10" style:family="drawing-page">
      <style:drawing-page-properties draw:fill="bitmap" draw:fill-image-name="picture9" style:repeat="stretch"/>
    </style:style>
    <style:page-layout style:name="pm1" style:page-usage="all">
      <style:page-layout-properties fo:margin-bottom="0pt" fo:margin-left="0pt" fo:margin-right="0pt" fo:margin-top="0pt" fo:page-height="510pt" fo:page-width="680pt" style:print-orientation="portrait"/>
    </style:page-layout>
    <style:style style:name="pr1" style:family="presentation">
      <style:graphic-properties draw:fill="none" draw:move-protect="true" draw:size-protect="true" draw:stroke="none" draw:textarea-vertical-align="top" svg:stroke-color="#206970" svg:stroke-width="1pt"/>
    </style:style>
  </office:automatic-styles>
  <office:master-styles>
    <style:master-page style:name="Standard" style:page-layout-name="pm1" draw:style-name="dp10">
      <draw:frame presentation:style-name="pr1" draw:id="object60" svg:width="516.653pt" svg:height="26.0666pt" svg:x="154.902pt" svg:y="477.333333333298pt" draw:name="Other Info">
        <draw:text-box>
          <text:p text:style-name="P10"><text:span text:style-name="T9">Better Looks for KOffice — FOSDEM 2006, Brussels</text:span></text:p>
        </draw:text-box>
      </draw:frame>
      <style:header>
        <text:p text:style-name="P11"/>
      </style:header>
      <style:footer>
        <text:p text:style-name="P1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5-beta1</meta:generator>
    <meta:initial-creator>Unknown</meta:initial-creator>
    <meta:editing-cycles>28</meta:editing-cycles>
    <meta:creation-date>2006-01-09T14:40:34</meta:creation-date>
    <dc:date>2006-02-27T12:28:17</dc:date>
  </office:meta>
</office:document-meta>
</file>